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7bfa" officeooo:paragraph-rsid="00107bfa"/>
    </style:style>
    <style:style style:name="P2" style:family="paragraph" style:parent-style-name="Standard">
      <style:text-properties officeooo:rsid="00107bfa" officeooo:paragraph-rsid="00107bfa"/>
    </style:style>
    <style:style style:name="P3" style:family="paragraph" style:parent-style-name="Standard">
      <style:text-properties officeooo:rsid="0021c7b9" officeooo:paragraph-rsid="0021c7b9"/>
    </style:style>
    <style:style style:name="P4" style:family="paragraph" style:parent-style-name="Text_20_body">
      <style:text-properties fo:font-size="9pt" officeooo:paragraph-rsid="0021c7b9"/>
    </style:style>
    <style:style style:name="P5" style:family="paragraph" style:parent-style-name="Text_20_body">
      <style:text-properties fo:font-size="9pt" officeooo:rsid="002248bd" officeooo:paragraph-rsid="002248bd"/>
    </style:style>
    <style:style style:name="T1" style:family="text">
      <style:text-properties officeooo:rsid="0021c7b9"/>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Τεχνητά Νοημοσύνη </text:p>
      <text:p text:style-name="P1"/>
      <text:p text:style-name="P1">Εργασία <text:span text:style-name="T1">0(Project 0)</text:span><text:line-break/>Ονομα : <text:span text:style-name="T1">Βασίλειος - Νικηφόρος</text:span></text:p>
      <text:p text:style-name="P1">Επίθετο : <text:span text:style-name="T1">Παπαγεωργίου</text:span></text:p>
      <text:p text:style-name="P1">ΑΜ : 1115201400<text:span text:style-name="T1">140</text:span></text:p>
      <text:p text:style-name="P1"/>
      <text:p text:style-name="P3">Στο παραδοτέο μου φάκελο υπάρχουν τα ζητούμενα αρχεία :</text:p>
      <text:p text:style-name="P4"><text:span text:style-name="T1">addition.py, </text:span>buyLotsOfFruit.py ,shopSmart.py ,priorityQueue.py</text:p>
      <text:p text:style-name="P5">Τα τρια πρώτα δεν χρίζουν περαιτέρω ανάλυσης.</text:p>
      <text:p text:style-name="P5">Στην ουρά προτεραιότητας εχω δημιουργήσει τη ζητούμενη κλάση(με τις ανιστοιχες συναρτήσεις).</text:p>
      <text:p text:style-name="P5">Η pop και η isempty ειναι τετριμμένες(στην pop απλά επιστρέφω την θέση 1 του πινακα καθώς θέλω μόνο το item κι όχι την προπτεραιότητά του.Στην push δημιουργώ το dictionary entry,για να εισάγω τον συνδυασμό του item με το priority ,συμφωνα με τα ποτυπα της heappush.Στην update χρησιμοποιώ ένα flag το οποίο παίρνει την τιμή 1,αν βρω το item στην ουρά,ώστε αναλόγως μετα την αναζήτηση να το κάνω push,εφόσον δεν βρέθηκε.Φυσικά σε όλες τις συναρτήσεις χρησιμοποιείται η βιβλιοθήκη heapq της Python.Η PQsort ειναι στην ουσία παρόμοια με την γνωστή heapsort ,απλά χρησιμοποιεί ουρά προτεραιότητας.</text:p>
      <text:p text:style-name="P5">Στη main υπάρχουν καποια tests του κώδικα τόσο της ουράς ,όσο και της Pqsort ,όπως ζητείται.</text:p>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2T14:01:39.740613511</meta:creation-date>
    <dc:date>2018-10-09T18:54:38.637929813</dc:date>
    <meta:editing-duration>PT51M16S</meta:editing-duration>
    <meta:editing-cycles>15</meta:editing-cycles>
    <meta:generator>LibreOffice/5.4.6.2$Linux_X86_64 LibreOffice_project/40m0$Build-2</meta:generator>
    <meta:document-statistic meta:table-count="0" meta:image-count="0" meta:object-count="0" meta:page-count="1" meta:paragraph-count="10" meta:word-count="156" meta:character-count="1047" meta:non-whitespace-character-count="900"/>
  </office:meta>
</office:document-meta>
</file>